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4600000034711B5809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16.3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8cm" svg:height="1.5cm" svg:x="3.4cm" svg:y="18.1cm">
          <text:p text:style-name="P1">Update Item Price screen which can be accessed from </text:p>
          <text:p text:style-name="P1">Item Menu on the menu bar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3.892cm" svg:height="16.894cm" svg:x="2.208cm" svg:y="1.006cm">
          <draw:image xlink:href="Pictures/10000201000004600000034711B5809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5T20:50:45.458000000</meta:creation-date>
    <dc:date>2015-03-05T21:12:49.755000000</dc:date>
    <meta:editing-duration>PT22M4S</meta:editing-duration>
    <meta:editing-cycles>7</meta:editing-cycles>
    <meta:generator>LibreOffice/4.3.2.2$Windows_x86 LibreOffice_project/edfb5295ba211bd31ad47d0bad0118690f76407d</meta:generator>
    <meta:document-statistic meta:object-count="2"/>
  </office:meta>
</office:document-meta>
</file>